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Tijek evolucijskog algoritma</text:p>
              </text:list-item>
              <text:list-item>
                <text:p>IFS fraktali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4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45M4S</meta:editing-duration>
    <meta:editing-cycles>4</meta:editing-cycles>
    <dc:date>2014-06-30T16:33:31</dc:date>
    <meta:generator>OpenOffice/4.1.0$Linux OpenOffice.org_project/410m18$Build-9764</meta:generator>
    <meta:document-statistic meta:object-count="88"/>
  </office:meta>
</office:document-meta>
</file>